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2.72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7.71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4.16mm"/>
    </style:style>
    <style:style style:name="co12" style:family="table-column">
      <style:table-column-properties fo:break-before="auto" style:column-width="6.8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.9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18.59mm"/>
    </style:style>
    <style:style style:name="co17" style:family="table-column">
      <style:table-column-properties fo:break-before="auto" style:column-width="10.71mm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21"/>
    <style:style style:name="ce3" style:family="table-cell" style:parent-style-name="Default">
      <style:text-properties style:font-name="Arial" style:font-name-asian="Droid Sans" style:font-name-complex="Lohit Hindi"/>
    </style:style>
    <style:style style:name="ce4" style:family="table-cell" style:parent-style-name="Default" style:data-style-name="N121">
      <style:text-properties style:font-name="Arial" style:font-name-asian="Droid Sans" style:font-name-complex="Lohit Hind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Note Frequenc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3">
          <table:table-cell table:style-name="ce1" table:number-columns-repeated="2"/>
          <table:table-cell/>
          <table:table-cell table:style-name="ce1" office:value-type="string">
            <text:p>Equal</text:p>
            <text:p>Temperament</text:p>
          </table:table-cell>
          <table:table-cell table:style-name="ce1" office:value-type="string">
            <text:p>Just</text:p>
            <text:p><text:span text:style-name="T1">Intonation</text:span></text:p>
          </table:table-cell>
          <table:table-cell table:style-name="ce1" office:value-type="string">
            <text:p>Pythagorean</text:p>
            <text:p>Tuning</text:p>
          </table:table-cell>
          <table:table-cell table:style-name="ce1" office:value-type="string">
            <text:p>Harmonic</text:p>
            <text:p>Series</text:p>
          </table:table-cell>
        </table:table-row>
        <table:table-row table:style-name="ro2">
          <table:table-cell table:style-name="ce1" office:value-type="string">
            <text:p>MIDI</text:p>
          </table:table-cell>
          <table:table-cell table:style-name="ce1" office:value-type="string">
            <text:p>Octave</text:p>
          </table:table-cell>
          <table:table-cell table:style-name="ce1" office:value-type="string">
            <text:p>Name</text:p>
          </table:table-cell>
          <table:table-cell table:number-columns-repeated="4" table:style-name="ce1" office:value-type="string">
            <text:p>Frequency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QUOTIENT([.A3];12)" office:value-type="float" office:value="0">
            <text:p>0</text:p>
          </table:table-cell>
          <table:table-cell table:style-name="ce1" table:formula="of:=OFFSET(['Note Names'.$B$2];MOD([.A3];12);0;1;1)" office:value-type="string" office:string-value="C">
            <text:p>C</text:p>
          </table:table-cell>
          <table:table-cell table:style-name="ce2" table:formula="of:=POWER(2;([.A3]-[.A$20])/12)*[.D$20]" office:value-type="float" office:value="8.17579891564371">
            <text:p>8.176</text:p>
          </table:table-cell>
          <table:table-cell table:style-name="ce2" table:formula="of:=[.E4]/['Tuning Ratios'.$R$20]" office:value-type="float" office:value="8.25">
            <text:p>8.250</text:p>
          </table:table-cell>
          <table:table-cell table:style-name="ce2" table:formula="of:=[.F4]/['Tuning Ratios'.$Y$20]" office:value-type="float" office:value="8.14814814814815">
            <text:p>8.148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QUOTIENT([.A4];12)" office:value-type="float" office:value="1">
            <text:p>1</text:p>
          </table:table-cell>
          <table:table-cell table:style-name="ce1" table:formula="of:=OFFSET(['Note Names'.$B$2];MOD([.A4];12);0;1;1)" office:value-type="string" office:string-value="C">
            <text:p>C</text:p>
          </table:table-cell>
          <table:table-cell table:style-name="ce2" table:formula="of:=POWER(2;([.A4]-[.A$20])/12)*[.D$20]" office:value-type="float" office:value="16.3515978312874">
            <text:p>16.352</text:p>
          </table:table-cell>
          <table:table-cell table:style-name="ce2" table:formula="of:=[.E5]/['Tuning Ratios'.$R$20]" office:value-type="float" office:value="16.5">
            <text:p>16.500</text:p>
          </table:table-cell>
          <table:table-cell table:style-name="ce2" table:formula="of:=[.F5]/['Tuning Ratios'.$Y$20]" office:value-type="float" office:value="16.2962962962963">
            <text:p>16.296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QUOTIENT([.A5];12)" office:value-type="float" office:value="2">
            <text:p>2</text:p>
          </table:table-cell>
          <table:table-cell table:style-name="ce1" table:formula="of:=OFFSET(['Note Names'.$B$2];MOD([.A5];12);0;1;1)" office:value-type="string" office:string-value="C">
            <text:p>C</text:p>
          </table:table-cell>
          <table:table-cell table:style-name="ce2" table:formula="of:=POWER(2;([.A5]-[.A$20])/12)*[.D$20]" office:value-type="float" office:value="32.7031956625748">
            <text:p>32.703</text:p>
          </table:table-cell>
          <table:table-cell table:style-name="ce2" table:formula="of:=[.E6]/['Tuning Ratios'.$R$20]" office:value-type="float" office:value="33">
            <text:p>33.000</text:p>
          </table:table-cell>
          <table:table-cell table:style-name="ce2" table:formula="of:=[.F6]/['Tuning Ratios'.$Y$20]" office:value-type="float" office:value="32.5925925925926">
            <text:p>32.593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table:formula="of:=QUOTIENT([.A6];12)" office:value-type="float" office:value="3">
            <text:p>3</text:p>
          </table:table-cell>
          <table:table-cell table:style-name="ce1" table:formula="of:=OFFSET(['Note Names'.$B$2];MOD([.A6];12);0;1;1)" office:value-type="string" office:string-value="C">
            <text:p>C</text:p>
          </table:table-cell>
          <table:table-cell table:style-name="ce2" table:formula="of:=POWER(2;([.A6]-[.A$20])/12)*[.D$20]" office:value-type="float" office:value="65.4063913251497">
            <text:p>65.406</text:p>
          </table:table-cell>
          <table:table-cell table:style-name="ce2" table:formula="of:=[.E7]/['Tuning Ratios'.$R$20]" office:value-type="float" office:value="66">
            <text:p>66.000</text:p>
          </table:table-cell>
          <table:table-cell table:style-name="ce2" table:formula="of:=[.F7]/['Tuning Ratios'.$Y$20]" office:value-type="float" office:value="65.1851851851852">
            <text:p>65.185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table:formula="of:=QUOTIENT([.A7];12)" office:value-type="float" office:value="4">
            <text:p>4</text:p>
          </table:table-cell>
          <table:table-cell table:style-name="ce1" table:formula="of:=OFFSET(['Note Names'.$B$2];MOD([.A7];12);0;1;1)" office:value-type="string" office:string-value="C">
            <text:p>C</text:p>
          </table:table-cell>
          <table:table-cell table:style-name="ce2" table:formula="of:=POWER(2;([.A7]-[.A$20])/12)*[.D$20]" office:value-type="float" office:value="130.812782650299">
            <text:p>130.813</text:p>
          </table:table-cell>
          <table:table-cell table:style-name="ce2" table:formula="of:=[.E8]/['Tuning Ratios'.$R$20]" office:value-type="float" office:value="132">
            <text:p>132.000</text:p>
          </table:table-cell>
          <table:table-cell table:style-name="ce2" table:formula="of:=[.F8]/['Tuning Ratios'.$Y$20]" office:value-type="float" office:value="130.37037037037">
            <text:p>130.370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f:=QUOTIENT([.A8];12)" office:value-type="float" office:value="5">
            <text:p>5</text:p>
          </table:table-cell>
          <table:table-cell table:style-name="ce1" table:formula="of:=OFFSET(['Note Names'.$B$2];MOD([.A8];12);0;1;1)" office:value-type="string" office:string-value="C">
            <text:p>C</text:p>
          </table:table-cell>
          <table:table-cell table:style-name="ce2" table:formula="of:=POWER(2;([.A8]-[.A$20])/12)*[.D$20]" office:value-type="float" office:value="261.625565300599">
            <text:p>261.626</text:p>
          </table:table-cell>
          <table:table-cell table:style-name="ce2" table:formula="of:=[.E$20]/['Tuning Ratios'.$R$16]" office:value-type="float" office:value="264">
            <text:p>264.000</text:p>
          </table:table-cell>
          <table:table-cell table:style-name="ce2" table:formula="of:=[.F$20]/['Tuning Ratios'.$Y$16]" office:value-type="float" office:value="260.740740740741">
            <text:p>260.741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formula="of:=QUOTIENT([.A9];12)" office:value-type="float" office:value="5">
            <text:p>5</text:p>
          </table:table-cell>
          <table:table-cell table:style-name="ce1" office:value-type="string">
            <text:p>Db</text:p>
          </table:table-cell>
          <table:table-cell table:style-name="ce2" table:formula="of:=POWER(2;([.A9]-[.A$20])/12)*[.D$20]" office:value-type="float" office:value="277.182630976872">
            <text:p>277.183</text:p>
          </table:table-cell>
          <table:table-cell table:style-name="ce4" table:formula="of:=[.E$8]*VLOOKUP([.$C9];['Tuning Ratios'.$D$4:.$Y$20];15;0)" office:value-type="float" office:value="282.857142857143">
            <text:p>282.857</text:p>
          </table:table-cell>
          <table:table-cell table:style-name="ce2" table:formula="of:=[.$F$8]*VLOOKUP([.C9];['Tuning Ratios'.$D$4:.$Y$20];22;0)" office:value-type="float" office:value="274.689833866789">
            <text:p>274.69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table:formula="of:=QUOTIENT([.A10];12)" office:value-type="float" office:value="5">
            <text:p>5</text:p>
          </table:table-cell>
          <table:table-cell table:style-name="ce1" table:formula="of:=OFFSET(['Note Names'.$B$2];MOD([.A10];12);0;1;1)" office:value-type="string" office:string-value="C#">
            <text:p>C#</text:p>
          </table:table-cell>
          <table:table-cell table:style-name="ce2" table:formula="of:=POWER(2;([.A10]-[.A$20])/12)*[.D$20]" office:value-type="float" office:value="277.182630976872">
            <text:p>277.183</text:p>
          </table:table-cell>
          <table:table-cell table:style-name="ce4" table:formula="of:=[.E$8]*VLOOKUP([.$C10];['Tuning Ratios'.$D$4:.$Y$20];15;0)" office:value-type="float" office:value="277.2">
            <text:p>277.200</text:p>
          </table:table-cell>
          <table:table-cell table:style-name="ce2" table:formula="of:=[.$F$8]*VLOOKUP([.C10];['Tuning Ratios'.$D$4:.$Y$20];22;0)" office:value-type="float" office:value="278.4375">
            <text:p>278.438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table:formula="of:=QUOTIENT([.A11];12)" office:value-type="float" office:value="5">
            <text:p>5</text:p>
          </table:table-cell>
          <table:table-cell table:style-name="ce1" table:formula="of:=OFFSET(['Note Names'.$B$2];MOD([.A11];12);0;1;1)" office:value-type="string" office:string-value="D">
            <text:p>D</text:p>
          </table:table-cell>
          <table:table-cell table:style-name="ce2" table:formula="of:=POWER(2;([.A11]-[.A$20])/12)*[.D$20]" office:value-type="float" office:value="293.664767917408">
            <text:p>293.665</text:p>
          </table:table-cell>
          <table:table-cell table:style-name="ce4" table:formula="of:=[.E$8]*VLOOKUP([.$C11];['Tuning Ratios'.$D$4:.$Y$20];15;0)" office:value-type="float" office:value="297">
            <text:p>297.000</text:p>
          </table:table-cell>
          <table:table-cell table:style-name="ce2" table:formula="of:=[.$F$8]*VLOOKUP([.C11];['Tuning Ratios'.$D$4:.$Y$20];22;0)" office:value-type="float" office:value="293.333333333333">
            <text:p>293.333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table:formula="of:=QUOTIENT([.A12];12)" office:value-type="float" office:value="5">
            <text:p>5</text:p>
          </table:table-cell>
          <table:table-cell table:style-name="ce1" table:formula="of:=OFFSET(['Note Names'.$B$2];MOD([.A12];12);0;1;1)" office:value-type="string" office:string-value="D#">
            <text:p>D#</text:p>
          </table:table-cell>
          <table:table-cell table:style-name="ce2" table:formula="of:=POWER(2;([.A12]-[.A$20])/12)*[.D$20]" office:value-type="float" office:value="311.126983722081">
            <text:p>311.127</text:p>
          </table:table-cell>
          <table:table-cell table:style-name="ce4" table:formula="of:=[.E$8]*VLOOKUP([.$C12];['Tuning Ratios'.$D$4:.$Y$20];15;0)" office:value-type="float" office:value="308">
            <text:p>308.000</text:p>
          </table:table-cell>
          <table:table-cell table:style-name="ce2" table:formula="of:=[.$F$8]*VLOOKUP([.C12];['Tuning Ratios'.$D$4:.$Y$20];22;0)" office:value-type="float" office:value="313.2421875">
            <text:p>313.242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table:formula="of:=QUOTIENT([.A13];12)" office:value-type="float" office:value="5">
            <text:p>5</text:p>
          </table:table-cell>
          <table:table-cell table:style-name="ce1" table:formula="of:=OFFSET(['Note Names'.$B$2];MOD([.A13];12);0;1;1)" office:value-type="string" office:string-value="E">
            <text:p>E</text:p>
          </table:table-cell>
          <table:table-cell table:style-name="ce2" table:formula="of:=POWER(2;([.A13]-[.A$20])/12)*[.D$20]" office:value-type="float" office:value="329.62755691287">
            <text:p>329.628</text:p>
          </table:table-cell>
          <table:table-cell table:style-name="ce4" table:formula="of:=[.E$8]*VLOOKUP([.$C13];['Tuning Ratios'.$D$4:.$Y$20];15;0)" office:value-type="float" office:value="330">
            <text:p>330.000</text:p>
          </table:table-cell>
          <table:table-cell table:style-name="ce2" table:formula="of:=[.$F$8]*VLOOKUP([.C13];['Tuning Ratios'.$D$4:.$Y$20];22;0)" office:value-type="float" office:value="330">
            <text:p>330.000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table:formula="of:=QUOTIENT([.A14];12)" office:value-type="float" office:value="5">
            <text:p>5</text:p>
          </table:table-cell>
          <table:table-cell table:style-name="ce1" table:formula="of:=OFFSET(['Note Names'.$B$2];MOD([.A14];12);0;1;1)" office:value-type="string" office:string-value="F">
            <text:p>F</text:p>
          </table:table-cell>
          <table:table-cell table:style-name="ce2" table:formula="of:=POWER(2;([.A14]-[.A$20])/12)*[.D$20]" office:value-type="float" office:value="349.228231433004">
            <text:p>349.228</text:p>
          </table:table-cell>
          <table:table-cell table:style-name="ce4" table:formula="of:=[.E$8]*VLOOKUP([.$C14];['Tuning Ratios'.$D$4:.$Y$20];15;0)" office:value-type="float" office:value="352">
            <text:p>352.000</text:p>
          </table:table-cell>
          <table:table-cell table:style-name="ce2" table:formula="of:=[.$F$8]*VLOOKUP([.C14];['Tuning Ratios'.$D$4:.$Y$20];22;0)" office:value-type="float" office:value="347.654320987654">
            <text:p>347.654</text:p>
          </table:table-cell>
          <table:table-cell/>
        </table:table-row>
        <table:table-row table:style-name="ro4">
          <table:table-cell office:value-type="float" office:value="66">
            <text:p>66</text:p>
          </table:table-cell>
          <table:table-cell table:formula="of:=QUOTIENT([.A15];12)" office:value-type="float" office:value="5">
            <text:p>5</text:p>
          </table:table-cell>
          <table:table-cell table:style-name="ce1" office:value-type="string">
            <text:p>Gb</text:p>
          </table:table-cell>
          <table:table-cell table:style-name="ce2" table:formula="of:=POWER(2;([.A15]-[.A$20])/12)*[.D$20]" office:value-type="float" office:value="369.994422711634">
            <text:p>369.994</text:p>
          </table:table-cell>
          <table:table-cell table:style-name="ce4" table:formula="of:=[.E$8]*VLOOKUP([.$C15];['Tuning Ratios'.$D$4:.$Y$20];15;0)" office:value-type="float" office:value="377.142857142857">
            <text:p>377.143</text:p>
          </table:table-cell>
          <table:table-cell table:style-name="ce2" table:formula="of:=[.$F$8]*VLOOKUP([.C15];['Tuning Ratios'.$D$4:.$Y$20];22;0)" office:value-type="float" office:value="366.253111822385">
            <text:p>366.253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table:formula="of:=QUOTIENT([.A16];12)" office:value-type="float" office:value="5">
            <text:p>5</text:p>
          </table:table-cell>
          <table:table-cell table:style-name="ce1" table:formula="of:=OFFSET(['Note Names'.$B$2];MOD([.A16];12);0;1;1)" office:value-type="string" office:string-value="F#">
            <text:p>F#</text:p>
          </table:table-cell>
          <table:table-cell table:style-name="ce2" table:formula="of:=POWER(2;([.A16]-[.A$20])/12)*[.D$20]" office:value-type="float" office:value="369.994422711634">
            <text:p>369.994</text:p>
          </table:table-cell>
          <table:table-cell table:style-name="ce4" table:formula="of:=[.E$8]*VLOOKUP([.$C16];['Tuning Ratios'.$D$4:.$Y$20];15;0)" office:value-type="float" office:value="369.6">
            <text:p>369.600</text:p>
          </table:table-cell>
          <table:table-cell table:style-name="ce2" table:formula="of:=[.$F$8]*VLOOKUP([.C16];['Tuning Ratios'.$D$4:.$Y$20];22;0)" office:value-type="float" office:value="371.25">
            <text:p>371.250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formula="of:=QUOTIENT([.A17];12)" office:value-type="float" office:value="5">
            <text:p>5</text:p>
          </table:table-cell>
          <table:table-cell table:style-name="ce1" table:formula="of:=OFFSET(['Note Names'.$B$2];MOD([.A17];12);0;1;1)" office:value-type="string" office:string-value="G">
            <text:p>G</text:p>
          </table:table-cell>
          <table:table-cell table:style-name="ce2" table:formula="of:=POWER(2;([.A17]-[.A$20])/12)*[.D$20]" office:value-type="float" office:value="391.995435981749">
            <text:p>391.995</text:p>
          </table:table-cell>
          <table:table-cell table:style-name="ce4" table:formula="of:=[.E$8]*VLOOKUP([.$C17];['Tuning Ratios'.$D$4:.$Y$20];15;0)" office:value-type="float" office:value="396">
            <text:p>396.000</text:p>
          </table:table-cell>
          <table:table-cell table:style-name="ce2" table:formula="of:=[.$F$8]*VLOOKUP([.C17];['Tuning Ratios'.$D$4:.$Y$20];22;0)" office:value-type="float" office:value="391.111111111111">
            <text:p>391.111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formula="of:=QUOTIENT([.A18];12)" office:value-type="float" office:value="5">
            <text:p>5</text:p>
          </table:table-cell>
          <table:table-cell table:style-name="ce1" office:value-type="string">
            <text:p>Ab</text:p>
          </table:table-cell>
          <table:table-cell table:style-name="ce2" table:formula="of:=POWER(2;([.A18]-[.A$20])/12)*[.D$20]" office:value-type="float" office:value="415.304697579945">
            <text:p>415.305</text:p>
          </table:table-cell>
          <table:table-cell table:style-name="ce4" table:formula="of:=[.E$8]*VLOOKUP([.$C18];['Tuning Ratios'.$D$4:.$Y$20];15;0)" office:value-type="float" office:value="422.4">
            <text:p>422.400</text:p>
          </table:table-cell>
          <table:table-cell table:style-name="ce2" table:formula="of:=[.$F$8]*VLOOKUP([.C18];['Tuning Ratios'.$D$4:.$Y$20];22;0)" office:value-type="float" office:value="412.034750800183">
            <text:p>412.035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formula="of:=QUOTIENT([.A19];12)" office:value-type="float" office:value="5">
            <text:p>5</text:p>
          </table:table-cell>
          <table:table-cell table:style-name="ce1" table:formula="of:=OFFSET(['Note Names'.$B$2];MOD([.A19];12);0;1;1)" office:value-type="string" office:string-value="G#">
            <text:p>G#</text:p>
          </table:table-cell>
          <table:table-cell table:style-name="ce2" table:formula="of:=POWER(2;([.A19]-[.A$20])/12)*[.D$20]" office:value-type="float" office:value="415.304697579945">
            <text:p>415.305</text:p>
          </table:table-cell>
          <table:table-cell table:style-name="ce4" table:formula="of:=[.E$8]*VLOOKUP([.$C19];['Tuning Ratios'.$D$4:.$Y$20];15;0)" office:value-type="float" office:value="410.666666666667">
            <text:p>410.667</text:p>
          </table:table-cell>
          <table:table-cell table:style-name="ce2" table:formula="of:=[.$F$8]*VLOOKUP([.C19];['Tuning Ratios'.$D$4:.$Y$20];22;0)" office:value-type="float" office:value="417.65625">
            <text:p>417.656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table:formula="of:=QUOTIENT([.A20];12)" office:value-type="float" office:value="5">
            <text:p>5</text:p>
          </table:table-cell>
          <table:table-cell table:style-name="ce1" table:formula="of:=OFFSET(['Note Names'.$B$2];MOD([.A20];12);0;1;1)" office:value-type="string" office:string-value="A">
            <text:p>A</text:p>
          </table:table-cell>
          <table:table-cell table:number-columns-repeated="3" table:style-name="ce2" office:value-type="float" office:value="440">
            <text:p>440.000</text:p>
          </table:table-cell>
          <table:table-cell/>
        </table:table-row>
        <table:table-row table:style-name="ro4">
          <table:table-cell office:value-type="float" office:value="70">
            <text:p>70</text:p>
          </table:table-cell>
          <table:table-cell table:formula="of:=QUOTIENT([.A21];12)" office:value-type="float" office:value="5">
            <text:p>5</text:p>
          </table:table-cell>
          <table:table-cell table:style-name="ce1" office:value-type="string">
            <text:p>Bb</text:p>
          </table:table-cell>
          <table:table-cell table:style-name="ce2" table:formula="of:=POWER(2;([.A21]-[.A$20])/12)*[.D$20]" office:value-type="float" office:value="466.16376151809">
            <text:p>466.164</text:p>
          </table:table-cell>
          <table:table-cell table:style-name="ce4" table:formula="of:=[.E$8]*VLOOKUP([.$C21];['Tuning Ratios'.$D$4:.$Y$20];15;0)" office:value-type="float" office:value="475.2">
            <text:p>475.200</text:p>
          </table:table-cell>
          <table:table-cell table:style-name="ce2" table:formula="of:=[.$F$8]*VLOOKUP([.C21];['Tuning Ratios'.$D$4:.$Y$20];22;0)" office:value-type="float" office:value="463.539094650206">
            <text:p>463.539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table:formula="of:=QUOTIENT([.A22];12)" office:value-type="float" office:value="5">
            <text:p>5</text:p>
          </table:table-cell>
          <table:table-cell table:style-name="ce1" table:formula="of:=OFFSET(['Note Names'.$B$2];MOD([.A22];12);0;1;1)" office:value-type="string" office:string-value="A#">
            <text:p>A#</text:p>
          </table:table-cell>
          <table:table-cell table:style-name="ce2" table:formula="of:=POWER(2;([.A22]-[.A$20])/12)*[.D$20]" office:value-type="float" office:value="466.16376151809">
            <text:p>466.164</text:p>
          </table:table-cell>
          <table:table-cell table:style-name="ce4" table:formula="of:=[.E$8]*VLOOKUP([.$C22];['Tuning Ratios'.$D$4:.$Y$20];15;0)" office:value-type="float" office:value="462">
            <text:p>462.000</text:p>
          </table:table-cell>
          <table:table-cell table:style-name="ce2" table:formula="of:=[.$F$8]*VLOOKUP([.C22];['Tuning Ratios'.$D$4:.$Y$20];22;0)" office:value-type="float" office:value="469.86328125">
            <text:p>469.863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formula="of:=QUOTIENT([.A23];12)" office:value-type="float" office:value="5">
            <text:p>5</text:p>
          </table:table-cell>
          <table:table-cell table:style-name="ce1" table:formula="of:=OFFSET(['Note Names'.$B$2];MOD([.A23];12);0;1;1)" office:value-type="string" office:string-value="B">
            <text:p>B</text:p>
          </table:table-cell>
          <table:table-cell table:style-name="ce2" table:formula="of:=POWER(2;([.A23]-[.A$20])/12)*[.D$20]" office:value-type="float" office:value="493.883301256124">
            <text:p>493.883</text:p>
          </table:table-cell>
          <table:table-cell table:style-name="ce4" table:formula="of:=[.E$8]*VLOOKUP([.$C23];['Tuning Ratios'.$D$4:.$Y$20];15;0)" office:value-type="float" office:value="495">
            <text:p>495.000</text:p>
          </table:table-cell>
          <table:table-cell table:style-name="ce2" table:formula="of:=[.$F$8]*VLOOKUP([.C23];['Tuning Ratios'.$D$4:.$Y$20];22;0)" office:value-type="float" office:value="495">
            <text:p>495.000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table:formula="of:=QUOTIENT([.A24];12)" office:value-type="float" office:value="6">
            <text:p>6</text:p>
          </table:table-cell>
          <table:table-cell table:style-name="ce1" table:formula="of:=OFFSET(['Note Names'.$B$2];MOD([.A24];12);0;1;1)" office:value-type="string" office:string-value="C">
            <text:p>C</text:p>
          </table:table-cell>
          <table:table-cell table:style-name="ce2" table:formula="of:=POWER(2;([.A24]-[.A$20])/12)*[.D$20]" office:value-type="float" office:value="523.251130601197">
            <text:p>523.251</text:p>
          </table:table-cell>
          <table:table-cell table:style-name="ce4" table:formula="of:=[.E$8]*VLOOKUP([.$C24];['Tuning Ratios'.$D$4:.$Y$20];15;0)" office:value-type="float" office:value="528">
            <text:p>528.000</text:p>
          </table:table-cell>
          <table:table-cell table:style-name="ce2" table:formula="of:=[.$F$8]*VLOOKUP([.C24];['Tuning Ratios'.$D$4:.$Y$20];22;0)" office:value-type="float" office:value="521.481481481482">
            <text:p>521.481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table:formula="of:=QUOTIENT([.A25];12)" office:value-type="float" office:value="6">
            <text:p>6</text:p>
          </table:table-cell>
          <table:table-cell table:style-name="ce1" table:formula="of:=OFFSET(['Note Names'.$B$2];MOD([.A25];12);0;1;1)" office:value-type="string" office:string-value="D">
            <text:p>D</text:p>
          </table:table-cell>
          <table:table-cell table:style-name="ce2" table:formula="of:=POWER(2;([.A25]-[.A$20])/12)*[.D$20]" office:value-type="float" office:value="587.329535834815">
            <text:p>587.330</text:p>
          </table:table-cell>
          <table:table-cell table:style-name="ce4" table:formula="of:=[.E$24]*VLOOKUP([.$C25];['Tuning Ratios'.$D$4:.$Y$20];15;0)" office:value-type="float" office:value="594">
            <text:p>594.000</text:p>
          </table:table-cell>
          <table:table-cell table:style-name="ce4" table:formula="of:=[.$F$24]*VLOOKUP([.C25];['Tuning Ratios'.$D$4:.$Y$20];22;0)" office:value-type="float" office:value="586.666666666667">
            <text:p>586.667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formula="of:=QUOTIENT([.A26];12)" office:value-type="float" office:value="6">
            <text:p>6</text:p>
          </table:table-cell>
          <table:table-cell table:style-name="ce1" table:formula="of:=OFFSET(['Note Names'.$B$2];MOD([.A26];12);0;1;1)" office:value-type="string" office:string-value="E">
            <text:p>E</text:p>
          </table:table-cell>
          <table:table-cell table:style-name="ce2" table:formula="of:=POWER(2;([.A26]-[.A$20])/12)*[.D$20]" office:value-type="float" office:value="659.25511382574">
            <text:p>659.255</text:p>
          </table:table-cell>
          <table:table-cell table:style-name="ce4" table:formula="of:=[.E$24]*VLOOKUP([.$C26];['Tuning Ratios'.$D$4:.$Y$20];15;0)" office:value-type="float" office:value="660">
            <text:p>660.000</text:p>
          </table:table-cell>
          <table:table-cell table:style-name="ce4" table:formula="of:=[.$F$24]*VLOOKUP([.C26];['Tuning Ratios'.$D$4:.$Y$20];22;0)" office:value-type="float" office:value="660">
            <text:p>660.00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table:formula="of:=QUOTIENT([.A27];12)" office:value-type="float" office:value="6">
            <text:p>6</text:p>
          </table:table-cell>
          <table:table-cell table:style-name="ce1" table:formula="of:=OFFSET(['Note Names'.$B$2];MOD([.A27];12);0;1;1)" office:value-type="string" office:string-value="F">
            <text:p>F</text:p>
          </table:table-cell>
          <table:table-cell table:style-name="ce2" table:formula="of:=POWER(2;([.A27]-[.A$20])/12)*[.D$20]" office:value-type="float" office:value="698.456462866008">
            <text:p>698.456</text:p>
          </table:table-cell>
          <table:table-cell table:style-name="ce4" table:formula="of:=[.E$24]*VLOOKUP([.$C27];['Tuning Ratios'.$D$4:.$Y$20];15;0)" office:value-type="float" office:value="704">
            <text:p>704.000</text:p>
          </table:table-cell>
          <table:table-cell table:style-name="ce4" table:formula="of:=[.$F$24]*VLOOKUP([.C27];['Tuning Ratios'.$D$4:.$Y$20];22;0)" office:value-type="float" office:value="695.308641975309">
            <text:p>695.309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table:formula="of:=QUOTIENT([.A28];12)" office:value-type="float" office:value="6">
            <text:p>6</text:p>
          </table:table-cell>
          <table:table-cell table:style-name="ce1" table:formula="of:=OFFSET(['Note Names'.$B$2];MOD([.A28];12);0;1;1)" office:value-type="string" office:string-value="G">
            <text:p>G</text:p>
          </table:table-cell>
          <table:table-cell table:style-name="ce2" table:formula="of:=POWER(2;([.A28]-[.A$20])/12)*[.D$20]" office:value-type="float" office:value="783.990871963499">
            <text:p>783.991</text:p>
          </table:table-cell>
          <table:table-cell table:style-name="ce4" table:formula="of:=[.E$24]*VLOOKUP([.$C28];['Tuning Ratios'.$D$4:.$Y$20];15;0)" office:value-type="float" office:value="792">
            <text:p>792.000</text:p>
          </table:table-cell>
          <table:table-cell table:style-name="ce4" table:formula="of:=[.$F$24]*VLOOKUP([.C28];['Tuning Ratios'.$D$4:.$Y$20];22;0)" office:value-type="float" office:value="782.222222222222">
            <text:p>782.222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formula="of:=QUOTIENT([.A29];12)" office:value-type="float" office:value="6">
            <text:p>6</text:p>
          </table:table-cell>
          <table:table-cell table:style-name="ce1" table:formula="of:=OFFSET(['Note Names'.$B$2];MOD([.A29];12);0;1;1)" office:value-type="string" office:string-value="A">
            <text:p>A</text:p>
          </table:table-cell>
          <table:table-cell table:style-name="ce2" table:formula="of:=POWER(2;([.A29]-[.A$20])/12)*[.D$20]" office:value-type="float" office:value="880">
            <text:p>880.000</text:p>
          </table:table-cell>
          <table:table-cell table:style-name="ce4" table:formula="of:=[.E$24]*VLOOKUP([.$C29];['Tuning Ratios'.$D$4:.$Y$20];15;0)" office:value-type="float" office:value="880">
            <text:p>880.000</text:p>
          </table:table-cell>
          <table:table-cell table:style-name="ce4" table:formula="of:=[.$F$24]*VLOOKUP([.C29];['Tuning Ratios'.$D$4:.$Y$20];22;0)" office:value-type="float" office:value="880">
            <text:p>880.000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table:formula="of:=QUOTIENT([.A30];12)" office:value-type="float" office:value="6">
            <text:p>6</text:p>
          </table:table-cell>
          <table:table-cell table:style-name="ce1" table:formula="of:=OFFSET(['Note Names'.$B$2];MOD([.A30];12);0;1;1)" office:value-type="string" office:string-value="B">
            <text:p>B</text:p>
          </table:table-cell>
          <table:table-cell table:style-name="ce2" table:formula="of:=POWER(2;([.A30]-[.A$20])/12)*[.D$20]" office:value-type="float" office:value="987.766602512248">
            <text:p>987.767</text:p>
          </table:table-cell>
          <table:table-cell table:style-name="ce4" table:formula="of:=[.E$24]*VLOOKUP([.$C30];['Tuning Ratios'.$D$4:.$Y$20];15;0)" office:value-type="float" office:value="990">
            <text:p>990.000</text:p>
          </table:table-cell>
          <table:table-cell table:style-name="ce4" table:formula="of:=[.$F$24]*VLOOKUP([.C30];['Tuning Ratios'.$D$4:.$Y$20];22;0)" office:value-type="float" office:value="990">
            <text:p>990.00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table:formula="of:=QUOTIENT([.A31];12)" office:value-type="float" office:value="7">
            <text:p>7</text:p>
          </table:table-cell>
          <table:table-cell table:style-name="ce1" table:formula="of:=OFFSET(['Note Names'.$B$2];MOD([.A31];12);0;1;1)" office:value-type="string" office:string-value="C">
            <text:p>C</text:p>
          </table:table-cell>
          <table:table-cell table:style-name="ce2" table:formula="of:=POWER(2;([.A31]-[.A$20])/12)*[.D$20]" office:value-type="float" office:value="1046.50226120239">
            <text:p>1046.502</text:p>
          </table:table-cell>
          <table:table-cell table:style-name="ce4" table:formula="of:=[.E$24]*VLOOKUP([.$C31];['Tuning Ratios'.$D$4:.$Y$20];15;0)" office:value-type="float" office:value="1056">
            <text:p>1056.000</text:p>
          </table:table-cell>
          <table:table-cell table:style-name="ce4" table:formula="of:=[.$F$24]*VLOOKUP([.C31];['Tuning Ratios'.$D$4:.$Y$20];22;0)" office:value-type="float" office:value="1042.96296296296">
            <text:p>1042.963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ce3"/>
          <table:table-cell table:number-columns-repeated="3"/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uning Ratios" table:style-name="ta1"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8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row table:style-name="ro2">
          <table:table-cell table:style-name="ce5" office:value-type="string" table:number-columns-spanned="3" table:number-rows-spanned="1">
            <text:p>Interval</text:p>
          </table:table-cell>
          <table:covered-table-cell table:number-columns-repeated="2"/>
          <table:table-cell table:style-name="ce1" office:value-type="string">
            <text:p>Note</text:p>
          </table:table-cell>
          <table:table-cell table:style-name="ce1"/>
          <table:table-cell table:style-name="ce5" office:value-type="string" table:number-columns-spanned="7" table:number-rows-spanned="1">
            <text:p>Equal Temperament</text:p>
          </table:table-cell>
          <table:covered-table-cell/>
          <table:covered-table-cell table:style-name="ce1"/>
          <table:covered-table-cell/>
          <table:covered-table-cell table:number-columns-repeated="3" table:style-name="ce1"/>
          <table:table-cell table:style-name="ce1"/>
          <table:table-cell table:style-name="ce10" office:value-type="string" table:number-columns-spanned="5" table:number-rows-spanned="1">
            <text:p>Just Intonation (7-limit*)</text:p>
          </table:table-cell>
          <table:covered-table-cell table:number-columns-repeated="2"/>
          <table:covered-table-cell table:number-columns-repeated="2" table:style-name="ce1"/>
          <table:table-cell table:style-name="ce1"/>
          <table:table-cell table:style-name="ce10" office:value-type="string" table:number-columns-spanned="6" table:number-rows-spanned="1">
            <text:p>Pythagorean Tuning</text:p>
          </table:table-cell>
          <table:covered-table-cell table:style-name="ce12"/>
          <table:covered-table-cell table:style-name="ce8"/>
          <table:covered-table-cell table:number-columns-repeated="2" table:style-name="ce1"/>
          <table:covered-table-cell/>
          <table:table-cell/>
        </table:table-row>
        <table:table-row table:style-name="ro2">
          <table:table-cell office:value-type="string">
            <text:p>Quality</text:p>
          </table:table-cell>
          <table:table-cell office:value-type="string">
            <text:p>Name</text:p>
          </table:table-cell>
          <table:table-cell office:value-type="string">
            <text:p>Short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5" office:value-type="string" table:number-columns-spanned="5" table:number-rows-spanned="1">
            <text:p>formula</text:p>
          </table:table-cell>
          <table:covered-table-cell table:style-name="ce1"/>
          <table:covered-table-cell/>
          <table:covered-table-cell table:number-columns-repeated="2"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table:style-name="ce11" office:value-type="string" table:number-columns-spanned="3" table:number-rows-spanned="1">
            <text:p>fraction</text:p>
          </table:table-cell>
          <table:covered-table-cell/>
          <table:covered-table-cell table:style-name="ce1"/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cents</text:p>
          </table:table-cell>
          <table:table-cell office:value-type="string">
            <text:p>formula</text:p>
          </table:table-cell>
          <table:table-cell table:style-name="ce11" office:value-type="string" table:number-columns-spanned="3" table:number-rows-spanned="1">
            <text:p>fraction</text:p>
          </table:table-cell>
          <table:covered-table-cell table:style-name="ce8"/>
          <table:covered-table-cell table:style-name="ce1"/>
          <table:table-cell table:style-name="ce1" office:value-type="string">
            <text:p>ratio</text:p>
          </table:table-cell>
          <table:table-cell/>
        </table:table-row>
        <table:table-row table:style-name="ro2">
          <table:table-cell office:value-type="string">
            <text:p>Perfect</text:p>
          </table:table-cell>
          <table:table-cell office:value-type="string">
            <text:p>Unison</text:p>
          </table:table-cell>
          <table:table-cell office:value-type="string">
            <text:p>P1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table:formula="of:=LOG([.L3];2)*[.F$20]" office:value-type="float" office:value="0">
            <text:p>0</text:p>
          </table:table-cell>
          <table:table-cell table:style-name="ce1" office:value-type="string">
            <text:p>2^(</text:p>
          </table:table-cell>
          <table:table-cell table:style-name="ce7" office:value-type="float" office:value="0">
            <text:p>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3]/[.J3])" office:value-type="float" office:value="1">
            <text:p>1</text:p>
          </table:table-cell>
          <table:table-cell table:style-name="ce1"/>
          <table:table-cell table:style-name="ce1" table:formula="of:=LOG([.R3];2)*[.N$20]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formula="of:=[.O3]/[.Q3]" office:value-type="float" office:value="1">
            <text:p>1</text:p>
          </table:table-cell>
          <table:table-cell/>
          <table:table-cell table:formula="of:=LOG([.V3]/[.X3];2)*[.T$20]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8" office:value-type="string">
            <text:p>/</text:p>
          </table:table-cell>
          <table:table-cell office:value-type="float" office:value="1">
            <text:p>1</text:p>
          </table:table-cell>
          <table:table-cell table:formula="of:=[.V3]/[.X3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inor</text:p>
          </table:table-cell>
          <table:table-cell office:value-type="string">
            <text:p>Second</text:p>
          </table:table-cell>
          <table:table-cell office:value-type="string">
            <text:p>m2</text:p>
          </table:table-cell>
          <table:table-cell table:style-name="ce1" office:value-type="string">
            <text:p>Db</text:p>
          </table:table-cell>
          <table:table-cell table:style-name="ce1"/>
          <table:table-cell table:style-name="ce1" table:formula="of:=LOG([.L4];2)*[.F$20]" office:value-type="float" office:value="100">
            <text:p>100</text:p>
          </table:table-cell>
          <table:table-cell table:style-name="ce1" office:value-type="string">
            <text:p>2^(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4]/[.J4])" office:value-type="float" office:value="1.0594630943593">
            <text:p>1.0594630944</text:p>
          </table:table-cell>
          <table:table-cell table:style-name="ce1"/>
          <table:table-cell table:style-name="ce1" table:formula="of:=LOG([.R4];2)*[.N$20]" office:value-type="float" office:value="119.442808261097">
            <text:p>119.4428082611</text:p>
          </table:table-cell>
          <table:table-cell office:value-type="float" office:value="15">
            <text:p>15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table:formula="of:=[.O4]/[.Q4]" office:value-type="float" office:value="1.07142857142857">
            <text:p>1.0714285714</text:p>
          </table:table-cell>
          <table:table-cell/>
          <table:table-cell table:formula="of:=LOG([.V4]/[.X4];2)*[.T$20]" office:value-type="float" office:value="90.2249956730631">
            <text:p>90.2249956731</text:p>
          </table:table-cell>
          <table:table-cell office:value-type="string">
            <text:p>P8/M7</text:p>
          </table:table-cell>
          <table:table-cell table:formula="of:=[.V20]*[.X19]" office:value-type="float" office:value="256">
            <text:p>256</text:p>
          </table:table-cell>
          <table:table-cell table:style-name="ce8" office:value-type="string">
            <text:p>/</text:p>
          </table:table-cell>
          <table:table-cell table:formula="of:=[.X20]*[.V19]" office:value-type="float" office:value="243">
            <text:p>243</text:p>
          </table:table-cell>
          <table:table-cell table:formula="of:=[.V4]/[.X4]" office:value-type="float" office:value="1.05349794238683">
            <text:p>1.0534979424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Unison</text:p>
          </table:table-cell>
          <table:table-cell office:value-type="string">
            <text:p>A1</text:p>
          </table:table-cell>
          <table:table-cell table:style-name="ce1" office:value-type="string">
            <text:p>C#</text:p>
          </table:table-cell>
          <table:table-cell table:style-name="ce1"/>
          <table:table-cell table:style-name="ce1" table:formula="of:=LOG([.L5];2)*[.F$20]" office:value-type="float" office:value="100">
            <text:p>100</text:p>
          </table:table-cell>
          <table:table-cell table:style-name="ce1" office:value-type="string">
            <text:p>2^(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5]/[.J5])" office:value-type="float" office:value="1.0594630943593">
            <text:p>1.0594630944</text:p>
          </table:table-cell>
          <table:table-cell table:style-name="ce1"/>
          <table:table-cell table:style-name="ce1" table:formula="of:=LOG([.R5];2)*[.N$20]" office:value-type="float" office:value="84.4671934696776">
            <text:p>84.4671934697</text:p>
          </table:table-cell>
          <table:table-cell office:value-type="float" office:value="21">
            <text:p>21</text:p>
          </table:table-cell>
          <table:table-cell table:style-name="Default" office:value-type="string">
            <text:p>/</text:p>
          </table:table-cell>
          <table:table-cell office:value-type="float" office:value="20">
            <text:p>20</text:p>
          </table:table-cell>
          <table:table-cell table:formula="of:=[.O5]/[.Q5]" office:value-type="float" office:value="1.05">
            <text:p>1.05</text:p>
          </table:table-cell>
          <table:table-cell/>
          <table:table-cell table:formula="of:=LOG([.V5]/[.X5];2)*[.T$20]" office:value-type="float" office:value="113.685006057712">
            <text:p>113.6850060577</text:p>
          </table:table-cell>
          <table:table-cell office:value-type="string">
            <text:p>P5/d5</text:p>
          </table:table-cell>
          <table:table-cell table:formula="of:=[.V13]*[.X11]" office:value-type="float" office:value="2187">
            <text:p>2187</text:p>
          </table:table-cell>
          <table:table-cell table:style-name="ce8" office:value-type="string">
            <text:p>/</text:p>
          </table:table-cell>
          <table:table-cell table:formula="of:=[.X13]*[.V11]" office:value-type="float" office:value="2048">
            <text:p>2048</text:p>
          </table:table-cell>
          <table:table-cell table:formula="of:=[.V5]/[.X5]" office:value-type="float" office:value="1.06787109375">
            <text:p>1.0678710938</text:p>
          </table:table-cell>
          <table:table-cell/>
        </table:table-row>
        <table:table-row table:style-name="ro2">
          <table:table-cell office:value-type="string">
            <text:p>Major</text:p>
          </table:table-cell>
          <table:table-cell office:value-type="string">
            <text:p>Second</text:p>
          </table:table-cell>
          <table:table-cell office:value-type="string">
            <text:p>M2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table:formula="of:=LOG([.L6];2)*[.F$20]" office:value-type="float" office:value="200">
            <text:p>200</text:p>
          </table:table-cell>
          <table:table-cell table:style-name="ce1" office:value-type="string">
            <text:p>2^(</text:p>
          </table:table-cell>
          <table:table-cell table:style-name="ce7" office:value-type="float" office:value="2">
            <text:p>2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6]/[.J6])" office:value-type="float" office:value="1.12246204830937">
            <text:p>1.1224620483</text:p>
          </table:table-cell>
          <table:table-cell table:style-name="ce1"/>
          <table:table-cell table:style-name="ce1" table:formula="of:=LOG([.R6];2)*[.N$20]" office:value-type="float" office:value="203.910001730775">
            <text:p>203.9100017308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formula="of:=[.O6]/[.Q6]" office:value-type="float" office:value="1.125">
            <text:p>1.125</text:p>
          </table:table-cell>
          <table:table-cell/>
          <table:table-cell table:formula="of:=LOG([.V6]/[.X6];2)*[.T$20]" office:value-type="float" office:value="203.910001730775">
            <text:p>203.9100017308</text:p>
          </table:table-cell>
          <table:table-cell office:value-type="string">
            <text:p>P5/P4</text:p>
          </table:table-cell>
          <table:table-cell table:formula="of:=[.V13]*[.X10]" office:value-type="float" office:value="9">
            <text:p>9</text:p>
          </table:table-cell>
          <table:table-cell table:style-name="ce8" office:value-type="string">
            <text:p>/</text:p>
          </table:table-cell>
          <table:table-cell table:formula="of:=[.X13]*[.V10]" office:value-type="float" office:value="8">
            <text:p>8</text:p>
          </table:table-cell>
          <table:table-cell table:formula="of:=[.V6]/[.X6]" office:value-type="float" office:value="1.125">
            <text:p>1.125</text:p>
          </table:table-cell>
          <table:table-cell/>
        </table:table-row>
        <table:table-row table:style-name="ro2">
          <table:table-cell office:value-type="string">
            <text:p>Minor</text:p>
          </table:table-cell>
          <table:table-cell office:value-type="string">
            <text:p>Third</text:p>
          </table:table-cell>
          <table:table-cell office:value-type="string">
            <text:p>m3</text:p>
          </table:table-cell>
          <table:table-cell table:style-name="ce1" office:value-type="string">
            <text:p>Eb</text:p>
          </table:table-cell>
          <table:table-cell table:style-name="ce1"/>
          <table:table-cell table:style-name="ce1" table:formula="of:=LOG([.L7];2)*[.F$20]" office:value-type="float" office:value="300">
            <text:p>300</text:p>
          </table:table-cell>
          <table:table-cell table:style-name="ce1" office:value-type="string">
            <text:p>2^(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7]/[.J7])" office:value-type="float" office:value="1.18920711500272">
            <text:p>1.189207115</text:p>
          </table:table-cell>
          <table:table-cell table:style-name="ce1"/>
          <table:table-cell table:style-name="ce1" table:formula="of:=LOG([.R7];2)*[.N$20]" office:value-type="float" office:value="315.641287000553">
            <text:p>315.6412870006</text:p>
          </table:table-cell>
          <table:table-cell office:value-type="float" office:value="6">
            <text:p>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7]/[.Q7]" office:value-type="float" office:value="1.2">
            <text:p>1.2</text:p>
          </table:table-cell>
          <table:table-cell/>
          <table:table-cell table:formula="of:=LOG([.V7]/[.X7];2)*[.T$20]" office:value-type="float" office:value="294.134997403838">
            <text:p>294.1349974038</text:p>
          </table:table-cell>
          <table:table-cell office:value-type="string">
            <text:p>P8/M6</text:p>
          </table:table-cell>
          <table:table-cell table:formula="of:=[.V20]*[.X16]" office:value-type="float" office:value="32">
            <text:p>32</text:p>
          </table:table-cell>
          <table:table-cell table:style-name="ce8" office:value-type="string">
            <text:p>/</text:p>
          </table:table-cell>
          <table:table-cell table:formula="of:=[.X20]*[.V16]" office:value-type="float" office:value="27">
            <text:p>27</text:p>
          </table:table-cell>
          <table:table-cell table:formula="of:=[.V7]/[.X7]" office:value-type="float" office:value="1.18518518518519">
            <text:p>1.1851851852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Second</text:p>
          </table:table-cell>
          <table:table-cell office:value-type="string">
            <text:p>A2</text:p>
          </table:table-cell>
          <table:table-cell table:style-name="ce1" office:value-type="string">
            <text:p>D#</text:p>
          </table:table-cell>
          <table:table-cell table:style-name="ce1"/>
          <table:table-cell table:style-name="ce1" table:formula="of:=LOG([.L8];2)*[.F$20]" office:value-type="float" office:value="300">
            <text:p>300</text:p>
          </table:table-cell>
          <table:table-cell table:style-name="ce1" office:value-type="string">
            <text:p>2^(</text:p>
          </table:table-cell>
          <table:table-cell table:style-name="ce7" office:value-type="float" office:value="3">
            <text:p>3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8]/[.J8])" office:value-type="float" office:value="1.18920711500272">
            <text:p>1.189207115</text:p>
          </table:table-cell>
          <table:table-cell table:style-name="ce1"/>
          <table:table-cell table:style-name="ce1" table:formula="of:=LOG([.R8];2)*[.N$20]" office:value-type="float" office:value="266.870905603738">
            <text:p>266.8709056037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table:formula="of:=[.O8]/[.Q8]" office:value-type="float" office:value="1.16666666666667">
            <text:p>1.1666666667</text:p>
          </table:table-cell>
          <table:table-cell/>
          <table:table-cell table:formula="of:=LOG([.V8]/[.X8];2)*[.T$20]" office:value-type="float" office:value="317.595007788487">
            <text:p>317.5950077885</text:p>
          </table:table-cell>
          <table:table-cell office:value-type="string">
            <text:p>M2*A1</text:p>
          </table:table-cell>
          <table:table-cell table:formula="of:=[.V6]*[.V5]" office:value-type="float" office:value="19683">
            <text:p>19683</text:p>
          </table:table-cell>
          <table:table-cell table:style-name="ce8" office:value-type="string">
            <text:p>/</text:p>
          </table:table-cell>
          <table:table-cell table:formula="of:=[.X6]*[.X5]" office:value-type="float" office:value="16384">
            <text:p>16384</text:p>
          </table:table-cell>
          <table:table-cell table:formula="of:=[.V8]/[.X8]" office:value-type="float" office:value="1.20135498046875">
            <text:p>1.2013549805</text:p>
          </table:table-cell>
          <table:table-cell/>
        </table:table-row>
        <table:table-row table:style-name="ro2">
          <table:table-cell office:value-type="string">
            <text:p>Major</text:p>
          </table:table-cell>
          <table:table-cell office:value-type="string">
            <text:p>Third</text:p>
          </table:table-cell>
          <table:table-cell office:value-type="string">
            <text:p>M3</text:p>
          </table:table-cell>
          <table:table-cell table:style-name="ce1" office:value-type="string">
            <text:p>E</text:p>
          </table:table-cell>
          <table:table-cell table:style-name="ce1"/>
          <table:table-cell table:style-name="ce1" table:formula="of:=LOG([.L9];2)*[.F$20]" office:value-type="float" office:value="400">
            <text:p>400</text:p>
          </table:table-cell>
          <table:table-cell table:style-name="ce1" office:value-type="string">
            <text:p>2^(</text:p>
          </table:table-cell>
          <table:table-cell table:style-name="ce7" office:value-type="float" office:value="4">
            <text:p>4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9]/[.J9])" office:value-type="float" office:value="1.25992104989487">
            <text:p>1.2599210499</text:p>
          </table:table-cell>
          <table:table-cell table:style-name="ce1"/>
          <table:table-cell table:style-name="ce1" table:formula="of:=LOG([.R9];2)*[.N$20]" office:value-type="float" office:value="386.313713864835">
            <text:p>386.3137138648</text:p>
          </table:table-cell>
          <table:table-cell office:value-type="float" office:value="5">
            <text:p>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table:formula="of:=[.O9]/[.Q9]" office:value-type="float" office:value="1.25">
            <text:p>1.25</text:p>
          </table:table-cell>
          <table:table-cell/>
          <table:table-cell table:formula="of:=LOG([.V9]/[.X9];2)*[.T$20]" office:value-type="float" office:value="407.82000346155">
            <text:p>407.8200034616</text:p>
          </table:table-cell>
          <table:table-cell office:value-type="string">
            <text:p>M6/P4</text:p>
          </table:table-cell>
          <table:table-cell table:formula="of:=[.V16]*[.X10]" office:value-type="float" office:value="81">
            <text:p>81</text:p>
          </table:table-cell>
          <table:table-cell table:style-name="ce8" office:value-type="string">
            <text:p>/</text:p>
          </table:table-cell>
          <table:table-cell table:formula="of:=[.X16]*[.V10]" office:value-type="float" office:value="64">
            <text:p>64</text:p>
          </table:table-cell>
          <table:table-cell table:formula="of:=[.V9]/[.X9]" office:value-type="float" office:value="1.265625">
            <text:p>1.265625</text:p>
          </table:table-cell>
          <table:table-cell/>
        </table:table-row>
        <table:table-row table:style-name="ro2">
          <table:table-cell office:value-type="string">
            <text:p>Perfect</text:p>
          </table:table-cell>
          <table:table-cell office:value-type="string">
            <text:p>Fourth</text:p>
          </table:table-cell>
          <table:table-cell office:value-type="string">
            <text:p>P4</text:p>
          </table:table-cell>
          <table:table-cell table:style-name="ce1" office:value-type="string">
            <text:p>F</text:p>
          </table:table-cell>
          <table:table-cell table:style-name="ce1"/>
          <table:table-cell table:style-name="ce1" table:formula="of:=LOG([.L10];2)*[.F$20]" office:value-type="float" office:value="500">
            <text:p>500</text:p>
          </table:table-cell>
          <table:table-cell table:style-name="ce1" office:value-type="string">
            <text:p>2^(</text:p>
          </table:table-cell>
          <table:table-cell table:style-name="ce7" office:value-type="float" office:value="5">
            <text:p>5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0]/[.J10])" office:value-type="float" office:value="1.33483985417003">
            <text:p>1.3348398542</text:p>
          </table:table-cell>
          <table:table-cell table:style-name="ce1"/>
          <table:table-cell table:style-name="ce1" table:formula="of:=LOG([.R10];2)*[.N$20]" office:value-type="float" office:value="498.044999134612">
            <text:p>498.0449991346</text:p>
          </table:table-cell>
          <table:table-cell office:value-type="float" office:value="4">
            <text:p>4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formula="of:=[.O10]/[.Q10]" office:value-type="float" office:value="1.33333333333333">
            <text:p>1.3333333333</text:p>
          </table:table-cell>
          <table:table-cell/>
          <table:table-cell table:formula="of:=LOG([.V10]/[.X10];2)*[.T$20]" office:value-type="float" office:value="498.044999134612">
            <text:p>498.0449991346</text:p>
          </table:table-cell>
          <table:table-cell office:value-type="string">
            <text:p>P8/P5</text:p>
          </table:table-cell>
          <table:table-cell table:formula="of:=[.V20]*[.X13]" office:value-type="float" office:value="4">
            <text:p>4</text:p>
          </table:table-cell>
          <table:table-cell table:style-name="ce8" office:value-type="string">
            <text:p>/</text:p>
          </table:table-cell>
          <table:table-cell table:formula="of:=[.X20]*[.V13]" office:value-type="float" office:value="3">
            <text:p>3</text:p>
          </table:table-cell>
          <table:table-cell table:formula="of:=[.V10]/[.X10]" office:value-type="float" office:value="1.33333333333333">
            <text:p>1.3333333333</text:p>
          </table:table-cell>
          <table:table-cell/>
        </table:table-row>
        <table:table-row table:style-name="ro4">
          <table:table-cell office:value-type="string">
            <text:p>Diminished</text:p>
          </table:table-cell>
          <table:table-cell office:value-type="string">
            <text:p>Fifth</text:p>
          </table:table-cell>
          <table:table-cell office:value-type="string">
            <text:p>d5</text:p>
          </table:table-cell>
          <table:table-cell table:style-name="ce1" office:value-type="string">
            <text:p>Gb</text:p>
          </table:table-cell>
          <table:table-cell table:style-name="ce1"/>
          <table:table-cell table:style-name="ce1" table:formula="of:=LOG([.L11];2)*[.F$20]" office:value-type="float" office:value="600">
            <text:p>600</text:p>
          </table:table-cell>
          <table:table-cell table:style-name="ce1" office:value-type="string">
            <text:p>2^(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1]/[.J11])" office:value-type="float" office:value="1.4142135623731">
            <text:p>1.4142135624</text:p>
          </table:table-cell>
          <table:table-cell table:style-name="ce1"/>
          <table:table-cell table:style-name="ce1" table:formula="of:=LOG([.R11];2)*[.N$20]" office:value-type="float" office:value="617.48780739571">
            <text:p>617.4878073957</text:p>
          </table:table-cell>
          <table:table-cell office:value-type="float" office:value="10">
            <text:p>10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table:formula="of:=[.O11]/[.Q11]" office:value-type="float" office:value="1.42857142857143">
            <text:p>1.4285714286</text:p>
          </table:table-cell>
          <table:table-cell/>
          <table:table-cell table:formula="of:=LOG([.V11]/[.X11];2)*[.T$20]" office:value-type="float" office:value="588.269994807675">
            <text:p>588.2699948077</text:p>
          </table:table-cell>
          <table:table-cell office:value-type="string">
            <text:p>P8/A4</text:p>
          </table:table-cell>
          <table:table-cell table:formula="of:=[.V20]*[.X12]" office:value-type="float" office:value="1024">
            <text:p>1024</text:p>
          </table:table-cell>
          <table:table-cell table:style-name="ce8" office:value-type="string">
            <text:p>/</text:p>
          </table:table-cell>
          <table:table-cell table:formula="of:=[.X20]*[.V12]" office:value-type="float" office:value="729">
            <text:p>729</text:p>
          </table:table-cell>
          <table:table-cell table:formula="of:=[.V11]/[.X11]" office:value-type="float" office:value="1.40466392318244">
            <text:p>1.4046639232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Fourth</text:p>
          </table:table-cell>
          <table:table-cell office:value-type="string">
            <text:p>A4</text:p>
          </table:table-cell>
          <table:table-cell table:style-name="ce1" office:value-type="string">
            <text:p>F#</text:p>
          </table:table-cell>
          <table:table-cell table:style-name="ce1"/>
          <table:table-cell table:style-name="ce1" table:formula="of:=LOG([.L12];2)*[.F$20]" office:value-type="float" office:value="600">
            <text:p>600</text:p>
          </table:table-cell>
          <table:table-cell table:style-name="ce1" office:value-type="string">
            <text:p>2^(</text:p>
          </table:table-cell>
          <table:table-cell table:style-name="ce7" office:value-type="float" office:value="6">
            <text:p>6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2]/[.J12])" office:value-type="float" office:value="1.4142135623731">
            <text:p>1.4142135624</text:p>
          </table:table-cell>
          <table:table-cell table:style-name="ce1"/>
          <table:table-cell table:style-name="ce1" table:formula="of:=LOG([.R12];2)*[.N$20]" office:value-type="float" office:value="582.51219260429">
            <text:p>582.5121926043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2]/[.Q12]" office:value-type="float" office:value="1.4">
            <text:p>1.4</text:p>
          </table:table-cell>
          <table:table-cell/>
          <table:table-cell table:formula="of:=LOG([.V12]/[.X12];2)*[.T$20]" office:value-type="float" office:value="611.730005192324">
            <text:p>611.7300051923</text:p>
          </table:table-cell>
          <table:table-cell office:value-type="string">
            <text:p>M7/P4</text:p>
          </table:table-cell>
          <table:table-cell table:formula="of:=[.V19]*[.X10]" office:value-type="float" office:value="729">
            <text:p>729</text:p>
          </table:table-cell>
          <table:table-cell table:style-name="ce8" office:value-type="string">
            <text:p>/</text:p>
          </table:table-cell>
          <table:table-cell table:formula="of:=[.X19]*[.V10]" office:value-type="float" office:value="512">
            <text:p>512</text:p>
          </table:table-cell>
          <table:table-cell table:formula="of:=[.V12]/[.X12]" office:value-type="float" office:value="1.423828125">
            <text:p>1.423828125</text:p>
          </table:table-cell>
          <table:table-cell/>
        </table:table-row>
        <table:table-row table:style-name="ro2">
          <table:table-cell office:value-type="string">
            <text:p>Perfect</text:p>
          </table:table-cell>
          <table:table-cell office:value-type="string">
            <text:p>Fifth</text:p>
          </table:table-cell>
          <table:table-cell office:value-type="string">
            <text:p>P5</text:p>
          </table:table-cell>
          <table:table-cell table:style-name="ce1" office:value-type="string">
            <text:p>G</text:p>
          </table:table-cell>
          <table:table-cell table:style-name="ce1"/>
          <table:table-cell table:style-name="ce1" table:formula="of:=LOG([.L13];2)*[.F$20]" office:value-type="float" office:value="700">
            <text:p>700</text:p>
          </table:table-cell>
          <table:table-cell table:style-name="ce1" office:value-type="string">
            <text:p>2^(</text:p>
          </table:table-cell>
          <table:table-cell table:style-name="ce7" office:value-type="float" office:value="7">
            <text:p>7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3]/[.J13])" office:value-type="float" office:value="1.49830707687668">
            <text:p>1.4983070769</text:p>
          </table:table-cell>
          <table:table-cell table:style-name="ce1"/>
          <table:table-cell table:style-name="ce1" table:formula="of:=LOG([.R13];2)*[.N$20]" office:value-type="float" office:value="701.955000865388">
            <text:p>701.9550008654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table:formula="of:=[.O13]/[.Q13]" office:value-type="float" office:value="1.5">
            <text:p>1.5</text:p>
          </table:table-cell>
          <table:table-cell/>
          <table:table-cell table:formula="of:=LOG([.V13]/[.X13];2)*[.T$20]" office:value-type="float" office:value="701.955000865388">
            <text:p>701.9550008654</text:p>
          </table:table-cell>
          <table:table-cell table:style-name="ce13" office:value-type="string">
            <text:p>3/2</text:p>
          </table:table-cell>
          <table:table-cell office:value-type="float" office:value="3">
            <text:p>3</text:p>
          </table:table-cell>
          <table:table-cell table:style-name="ce8" office:value-type="string">
            <text:p>/</text:p>
          </table:table-cell>
          <table:table-cell office:value-type="float" office:value="2">
            <text:p>2</text:p>
          </table:table-cell>
          <table:table-cell table:formula="of:=[.V13]/[.X13]" office:value-type="float" office:value="1.5">
            <text:p>1.5</text:p>
          </table:table-cell>
          <table:table-cell/>
        </table:table-row>
        <table:table-row table:style-name="ro2">
          <table:table-cell office:value-type="string">
            <text:p>Minor</text:p>
          </table:table-cell>
          <table:table-cell office:value-type="string">
            <text:p>Sixth</text:p>
          </table:table-cell>
          <table:table-cell office:value-type="string">
            <text:p>m6</text:p>
          </table:table-cell>
          <table:table-cell table:style-name="ce1" office:value-type="string">
            <text:p>Ab</text:p>
          </table:table-cell>
          <table:table-cell table:style-name="ce1"/>
          <table:table-cell table:style-name="ce1" table:formula="of:=LOG([.L14];2)*[.F$20]" office:value-type="float" office:value="800">
            <text:p>800</text:p>
          </table:table-cell>
          <table:table-cell table:style-name="ce1" office:value-type="string">
            <text:p>2^(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4]/[.J14])" office:value-type="float" office:value="1.5874010519682">
            <text:p>1.587401052</text:p>
          </table:table-cell>
          <table:table-cell table:style-name="ce1"/>
          <table:table-cell table:style-name="ce1" table:formula="of:=LOG([.R14];2)*[.N$20]" office:value-type="float" office:value="813.686286135165">
            <text:p>813.6862861352</text:p>
          </table:table-cell>
          <table:table-cell office:value-type="float" office:value="8">
            <text:p>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4]/[.Q14]" office:value-type="float" office:value="1.6">
            <text:p>1.6</text:p>
          </table:table-cell>
          <table:table-cell/>
          <table:table-cell table:formula="of:=LOG([.V14]/[.X14];2)*[.T$20]" office:value-type="float" office:value="792.17999653845">
            <text:p>792.1799965385</text:p>
          </table:table-cell>
          <table:table-cell office:value-type="string">
            <text:p>P8/M3</text:p>
          </table:table-cell>
          <table:table-cell table:formula="of:=[.V20]*[.X9]" office:value-type="float" office:value="128">
            <text:p>128</text:p>
          </table:table-cell>
          <table:table-cell table:style-name="ce8" office:value-type="string">
            <text:p>/</text:p>
          </table:table-cell>
          <table:table-cell table:formula="of:=[.X20]*[.V9]" office:value-type="float" office:value="81">
            <text:p>81</text:p>
          </table:table-cell>
          <table:table-cell table:formula="of:=[.V14]/[.X14]" office:value-type="float" office:value="1.58024691358025">
            <text:p>1.5802469136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Fifth</text:p>
          </table:table-cell>
          <table:table-cell office:value-type="string">
            <text:p>A5</text:p>
          </table:table-cell>
          <table:table-cell table:style-name="ce1" office:value-type="string">
            <text:p>G#</text:p>
          </table:table-cell>
          <table:table-cell table:style-name="ce1"/>
          <table:table-cell table:style-name="ce1" table:formula="of:=LOG([.L15];2)*[.F$20]" office:value-type="float" office:value="800">
            <text:p>800</text:p>
          </table:table-cell>
          <table:table-cell table:style-name="ce1" office:value-type="string">
            <text:p>2^(</text:p>
          </table:table-cell>
          <table:table-cell table:style-name="ce7" office:value-type="float" office:value="8">
            <text:p>8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5]/[.J15])" office:value-type="float" office:value="1.5874010519682">
            <text:p>1.587401052</text:p>
          </table:table-cell>
          <table:table-cell table:style-name="ce1"/>
          <table:table-cell table:style-name="ce1" table:formula="of:=LOG([.R15];2)*[.N$20]" office:value-type="float" office:value="764.91590473835">
            <text:p>764.9159047384</text:p>
          </table:table-cell>
          <table:table-cell office:value-type="float" office:value="14">
            <text:p>14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table:formula="of:=[.O15]/[.Q15]" office:value-type="float" office:value="1.55555555555556">
            <text:p>1.5555555556</text:p>
          </table:table-cell>
          <table:table-cell/>
          <table:table-cell table:formula="of:=LOG([.V15]/[.X15];2)*[.T$20]" office:value-type="float" office:value="815.640006923099">
            <text:p>815.6400069231</text:p>
          </table:table-cell>
          <table:table-cell office:value-type="string">
            <text:p>P5*A1</text:p>
          </table:table-cell>
          <table:table-cell table:formula="of:=[.V13]*[.V5]" office:value-type="float" office:value="6561">
            <text:p>6561</text:p>
          </table:table-cell>
          <table:table-cell table:style-name="ce8" office:value-type="string">
            <text:p>/</text:p>
          </table:table-cell>
          <table:table-cell table:formula="of:=[.X13]*[.X5]" office:value-type="float" office:value="4096">
            <text:p>4096</text:p>
          </table:table-cell>
          <table:table-cell table:formula="of:=[.V15]/[.X15]" office:value-type="float" office:value="1.601806640625">
            <text:p>1.6018066406</text:p>
          </table:table-cell>
          <table:table-cell/>
        </table:table-row>
        <table:table-row table:style-name="ro2">
          <table:table-cell office:value-type="string">
            <text:p>Major</text:p>
          </table:table-cell>
          <table:table-cell office:value-type="string">
            <text:p>Sixth</text:p>
          </table:table-cell>
          <table:table-cell office:value-type="string">
            <text:p>M6</text:p>
          </table:table-cell>
          <table:table-cell table:style-name="ce1" office:value-type="string">
            <text:p>A</text:p>
          </table:table-cell>
          <table:table-cell table:style-name="ce1"/>
          <table:table-cell table:style-name="ce1" table:formula="of:=LOG([.L16];2)*[.F$20]" office:value-type="float" office:value="900">
            <text:p>900</text:p>
          </table:table-cell>
          <table:table-cell table:style-name="ce1" office:value-type="string">
            <text:p>2^(</text:p>
          </table:table-cell>
          <table:table-cell table:style-name="ce7" office:value-type="float" office:value="9">
            <text:p>9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6]/[.J16])" office:value-type="float" office:value="1.68179283050743">
            <text:p>1.6817928305</text:p>
          </table:table-cell>
          <table:table-cell table:style-name="ce1"/>
          <table:table-cell table:style-name="ce1" table:formula="of:=LOG([.R16];2)*[.N$20]" office:value-type="float" office:value="884.358712999448">
            <text:p>884.3587129994</text:p>
          </table:table-cell>
          <table:table-cell office:value-type="float" office:value="5">
            <text:p>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formula="of:=[.O16]/[.Q16]" office:value-type="float" office:value="1.66666666666667">
            <text:p>1.6666666667</text:p>
          </table:table-cell>
          <table:table-cell/>
          <table:table-cell table:formula="of:=LOG([.V16]/[.X16];2)*[.T$20]" office:value-type="float" office:value="905.865002596162">
            <text:p>905.8650025962</text:p>
          </table:table-cell>
          <table:table-cell office:value-type="string">
            <text:p>M2*P5</text:p>
          </table:table-cell>
          <table:table-cell table:formula="of:=[.V6]*[.V13]" office:value-type="float" office:value="27">
            <text:p>27</text:p>
          </table:table-cell>
          <table:table-cell table:style-name="ce8" office:value-type="string">
            <text:p>/</text:p>
          </table:table-cell>
          <table:table-cell table:formula="of:=[.X6]*[.X13]" office:value-type="float" office:value="16">
            <text:p>16</text:p>
          </table:table-cell>
          <table:table-cell table:formula="of:=[.V16]/[.X16]" office:value-type="float" office:value="1.6875">
            <text:p>1.6875</text:p>
          </table:table-cell>
          <table:table-cell/>
        </table:table-row>
        <table:table-row table:style-name="ro4">
          <table:table-cell office:value-type="string">
            <text:p>Minor</text:p>
          </table:table-cell>
          <table:table-cell office:value-type="string">
            <text:p>Seventh</text:p>
          </table:table-cell>
          <table:table-cell office:value-type="string">
            <text:p>m7</text:p>
          </table:table-cell>
          <table:table-cell table:style-name="ce1" office:value-type="string">
            <text:p>Bb</text:p>
          </table:table-cell>
          <table:table-cell table:style-name="ce1"/>
          <table:table-cell table:style-name="ce1" table:formula="of:=LOG([.L17];2)*[.F$20]" office:value-type="float" office:value="1000">
            <text:p>1000</text:p>
          </table:table-cell>
          <table:table-cell table:style-name="ce1" office:value-type="string">
            <text:p>2^(</text:p>
          </table:table-cell>
          <table:table-cell table:style-name="ce7" office:value-type="float" office:value="10">
            <text:p>1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7]/[.J17])" office:value-type="float" office:value="1.78179743628068">
            <text:p>1.7817974363</text:p>
          </table:table-cell>
          <table:table-cell table:style-name="ce1"/>
          <table:table-cell table:style-name="ce1" table:formula="of:=LOG([.R17];2)*[.N$20]" office:value-type="float" office:value="1017.59628786594">
            <text:p>1017.5962878659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table:formula="of:=[.O17]/[.Q17]" office:value-type="float" office:value="1.8">
            <text:p>1.8</text:p>
          </table:table-cell>
          <table:table-cell/>
          <table:table-cell table:formula="of:=LOG([.V17]/[.X17];2)*[.T$20]" office:value-type="float" office:value="996.089998269225">
            <text:p>996.0899982692</text:p>
          </table:table-cell>
          <table:table-cell office:value-type="string">
            <text:p>P4*P4</text:p>
          </table:table-cell>
          <table:table-cell table:formula="of:=[.V10]*[.V10]" office:value-type="float" office:value="16">
            <text:p>16</text:p>
          </table:table-cell>
          <table:table-cell table:style-name="ce8" office:value-type="string">
            <text:p>/</text:p>
          </table:table-cell>
          <table:table-cell table:formula="of:=[.X10]*[.X10]" office:value-type="float" office:value="9">
            <text:p>9</text:p>
          </table:table-cell>
          <table:table-cell table:formula="of:=[.V17]/[.X17]" office:value-type="float" office:value="1.77777777777778">
            <text:p>1.7777777778</text:p>
          </table:table-cell>
          <table:table-cell/>
        </table:table-row>
        <table:table-row table:style-name="ro2">
          <table:table-cell office:value-type="string">
            <text:p>Augmented</text:p>
          </table:table-cell>
          <table:table-cell office:value-type="string">
            <text:p>Sixth</text:p>
          </table:table-cell>
          <table:table-cell office:value-type="string">
            <text:p>A6</text:p>
          </table:table-cell>
          <table:table-cell table:style-name="ce1" office:value-type="string">
            <text:p>A#</text:p>
          </table:table-cell>
          <table:table-cell table:style-name="ce1"/>
          <table:table-cell table:style-name="ce1" table:formula="of:=LOG([.L18];2)*[.F$20]" office:value-type="float" office:value="1000">
            <text:p>1000</text:p>
          </table:table-cell>
          <table:table-cell table:style-name="ce1" office:value-type="string">
            <text:p>2^(</text:p>
          </table:table-cell>
          <table:table-cell table:style-name="ce7" office:value-type="float" office:value="10">
            <text:p>10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8]/[.J18])" office:value-type="float" office:value="1.78179743628068">
            <text:p>1.7817974363</text:p>
          </table:table-cell>
          <table:table-cell table:style-name="ce1"/>
          <table:table-cell table:style-name="ce1" table:formula="of:=LOG([.R18];2)*[.N$20]" office:value-type="float" office:value="968.825906469125">
            <text:p>968.8259064691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table:formula="of:=[.O18]/[.Q18]" office:value-type="float" office:value="1.75">
            <text:p>1.75</text:p>
          </table:table-cell>
          <table:table-cell/>
          <table:table-cell table:formula="of:=LOG([.V18]/[.X18];2)*[.T$20]" office:value-type="float" office:value="1019.55000865387">
            <text:p>1019.5500086539</text:p>
          </table:table-cell>
          <table:table-cell office:value-type="string">
            <text:p>M6*A1</text:p>
          </table:table-cell>
          <table:table-cell table:formula="of:=[.V16]*[.V5]" office:value-type="float" office:value="59049">
            <text:p>59049</text:p>
          </table:table-cell>
          <table:table-cell table:style-name="ce8" office:value-type="string">
            <text:p>/</text:p>
          </table:table-cell>
          <table:table-cell table:formula="of:=[.X16]*[.X5]" office:value-type="float" office:value="32768">
            <text:p>32768</text:p>
          </table:table-cell>
          <table:table-cell table:formula="of:=[.V18]/[.X18]" office:value-type="float" office:value="1.80203247070313">
            <text:p>1.8020324707</text:p>
          </table:table-cell>
          <table:table-cell/>
        </table:table-row>
        <table:table-row table:style-name="ro2">
          <table:table-cell office:value-type="string">
            <text:p>Major</text:p>
          </table:table-cell>
          <table:table-cell office:value-type="string">
            <text:p>Seventh</text:p>
          </table:table-cell>
          <table:table-cell office:value-type="string">
            <text:p>M7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table:formula="of:=LOG([.L19];2)*[.F$20]" office:value-type="float" office:value="1100">
            <text:p>1100</text:p>
          </table:table-cell>
          <table:table-cell table:style-name="ce1" office:value-type="string">
            <text:p>2^(</text:p>
          </table:table-cell>
          <table:table-cell table:style-name="ce7" office:value-type="float" office:value="11">
            <text:p>11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19]/[.J19])" office:value-type="float" office:value="1.88774862536339">
            <text:p>1.8877486254</text:p>
          </table:table-cell>
          <table:table-cell table:style-name="ce1"/>
          <table:table-cell table:style-name="ce1" table:formula="of:=LOG([.R19];2)*[.N$20]" office:value-type="float" office:value="1088.26871473022">
            <text:p>1088.2687147302</text:p>
          </table:table-cell>
          <table:table-cell office:value-type="float" office:value="15">
            <text:p>15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formula="of:=[.O19]/[.Q19]" office:value-type="float" office:value="1.875">
            <text:p>1.875</text:p>
          </table:table-cell>
          <table:table-cell/>
          <table:table-cell table:formula="of:=LOG([.V19]/[.X19];2)*[.T$20]" office:value-type="float" office:value="1109.77500432694">
            <text:p>1109.7750043269</text:p>
          </table:table-cell>
          <table:table-cell office:value-type="string">
            <text:p>M3*P5</text:p>
          </table:table-cell>
          <table:table-cell table:formula="of:=[.V9]*[.V13]" office:value-type="float" office:value="243">
            <text:p>243</text:p>
          </table:table-cell>
          <table:table-cell table:style-name="ce8" office:value-type="string">
            <text:p>/</text:p>
          </table:table-cell>
          <table:table-cell table:formula="of:=[.X9]*[.X13]" office:value-type="float" office:value="128">
            <text:p>128</text:p>
          </table:table-cell>
          <table:table-cell table:formula="of:=[.V19]/[.X19]" office:value-type="float" office:value="1.8984375">
            <text:p>1.8984375</text:p>
          </table:table-cell>
          <table:table-cell/>
        </table:table-row>
        <table:table-row table:style-name="ro2">
          <table:table-cell office:value-type="string">
            <text:p>Perfect</text:p>
          </table:table-cell>
          <table:table-cell office:value-type="string">
            <text:p>Octave</text:p>
          </table:table-cell>
          <table:table-cell office:value-type="string">
            <text:p>P8</text:p>
          </table:table-cell>
          <table:table-cell table:style-name="ce1" office:value-type="string">
            <text:p>C</text:p>
          </table:table-cell>
          <table:table-cell table:style-name="ce1"/>
          <table:table-cell table:style-name="ce1" office:value-type="float" office:value="1200">
            <text:p>1200</text:p>
          </table:table-cell>
          <table:table-cell table:style-name="ce1" office:value-type="string">
            <text:p>2^(</text:p>
          </table:table-cell>
          <table:table-cell table:style-name="ce7" office:value-type="float" office:value="12">
            <text:p>12</text:p>
          </table:table-cell>
          <table:table-cell table:style-name="ce9" office:value-type="string">
            <text:p>/</text:p>
          </table:table-cell>
          <table:table-cell table:style-name="ce7" office:value-type="float" office:value="12">
            <text:p>12</text:p>
          </table:table-cell>
          <table:table-cell office:value-type="string">
            <text:p>)</text:p>
          </table:table-cell>
          <table:table-cell table:style-name="ce1" table:formula="of:=POWER(2;[.H20]/[.J20])" office:value-type="float" office:value="2">
            <text:p>2</text:p>
          </table:table-cell>
          <table:table-cell table:style-name="ce1"/>
          <table:table-cell table:style-name="ce1"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table:formula="of:=[.O20]/[.Q20]" office:value-type="float" office:value="2">
            <text:p>2</text:p>
          </table:table-cell>
          <table:table-cell/>
          <table:table-cell office:value-type="float" office:value="1200">
            <text:p>1200</text:p>
          </table:table-cell>
          <table:table-cell table:number-columns-repeated="2" office:value-type="float" office:value="2">
            <text:p>2</text:p>
          </table:table-cell>
          <table:table-cell table:style-name="ce8" office:value-type="string">
            <text:p>/</text:p>
          </table:table-cell>
          <table:table-cell office:value-type="float" office:value="1">
            <text:p>1</text:p>
          </table:table-cell>
          <table:table-cell table:formula="of:=[.V20]/[.X20]" office:value-type="float" office:value="2">
            <text:p>2</text:p>
          </table:table-cell>
          <table:table-cell/>
        </table:table-row>
        <table:table-row table:style-name="ro2">
          <table:table-cell table:number-columns-repeated="26"/>
        </table:table-row>
        <table:table-row table:style-name="ro2">
          <table:table-cell table:number-columns-repeated="13"/>
          <table:table-cell office:value-type="string">
            <text:p>* Full 7-limit tuning</text:p>
          </table:table-cell>
          <table:table-cell table:number-columns-repeated="5"/>
          <table:table-cell office:value-type="string">
            <text:p>References:</text:p>
          </table:table-cell>
          <table:table-cell table:number-columns-repeated="6"/>
        </table:table-row>
        <table:table-row table:style-name="ro4">
          <table:table-cell table:number-columns-repeated="13"/>
          <table:table-cell office:value-type="string">
            <text:p>from rev.net ref. below</text:p>
          </table:table-cell>
          <table:table-cell table:number-columns-repeated="5"/>
          <table:table-cell office:value-type="string">
            <text:p>http://www.medieval.org/emfaq/harmony/pyth4.html</text:p>
          </table:table-cell>
          <table:table-cell table:number-columns-repeated="6"/>
        </table:table-row>
        <table:table-row table:style-name="ro4">
          <table:table-cell table:number-columns-repeated="13"/>
          <table:table-cell office:value-type="string">
            <text:p>using smallest numerator</text:p>
          </table:table-cell>
          <table:table-cell table:number-columns-repeated="5"/>
          <table:table-cell office:value-type="string">
            <text:p>https://en.wikipedia.org/wiki/Pythagorean_tuning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among alternatives</text:p>
          </table:table-cell>
          <table:table-cell table:number-columns-repeated="12"/>
        </table:table-row>
        <table:table-row table:style-name="ro2">
          <table:table-cell table:number-columns-repeated="13"/>
          <table:table-cell office:value-type="string">
            <text:p>and unlabeled 21/20</text:p>
          </table:table-cell>
          <table:table-cell table:number-columns-repeated="12"/>
        </table:table-row>
        <table:table-row table:style-name="ro2">
          <table:table-cell table:number-columns-repeated="13"/>
          <table:table-cell office:value-type="string">
            <text:p>for Augmented Unison</text:p>
          </table:table-cell>
          <table:table-cell table:number-columns-repeated="12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13"/>
          <table:table-cell office:value-type="string">
            <text:p>References:</text:p>
          </table:table-cell>
          <table:table-cell table:number-columns-repeated="12"/>
        </table:table-row>
        <table:table-row table:style-name="ro4">
          <table:table-cell table:number-columns-repeated="13"/>
          <table:table-cell office:value-type="string">
            <text:p>http://www.phy.mtu.edu/~suits/scales.html</text:p>
          </table:table-cell>
          <table:table-cell table:number-columns-repeated="12"/>
        </table:table-row>
        <table:table-row table:style-name="ro4">
          <table:table-cell table:number-columns-repeated="13"/>
          <table:table-cell office:value-type="string">
            <text:p>http://www.phy.mtu.edu/~suits/overtone.html</text:p>
          </table:table-cell>
          <table:table-cell table:number-columns-repeated="12"/>
        </table:table-row>
        <table:table-row table:style-name="ro4">
          <table:table-cell table:number-columns-repeated="13"/>
          <table:table-cell office:value-type="string">
            <text:p>https://en.wikipedia.org/wiki/Five-limit_tuning#The_justest_ratios</text:p>
          </table:table-cell>
          <table:table-cell table:number-columns-repeated="12"/>
        </table:table-row>
        <table:table-row table:style-name="ro4">
          <table:table-cell table:number-columns-repeated="13"/>
          <table:table-cell office:value-type="string">
            <text:p>http://www.rev.net/~aloe/music/7limit.html</text:p>
          </table:table-cell>
          <table:table-cell table:number-columns-repeated="12"/>
        </table:table-row>
        <table:table-row table:style-name="ro2">
          <table:table-cell table:number-columns-repeated="26"/>
        </table:table-row>
        <table:table-row table:style-name="ro2">
          <table:table-cell table:number-columns-repeated="5"/>
          <table:table-cell office:value-type="string">
            <text:p>References:</text:p>
          </table:table-cell>
          <table:table-cell table:number-columns-repeated="20"/>
        </table:table-row>
        <table:table-row table:style-name="ro4">
          <table:table-cell table:number-columns-repeated="5"/>
          <table:table-cell office:value-type="string">
            <text:p>http://www.phy.mtu.edu/~suits/NoteFreqCalcs.html</text:p>
          </table:table-cell>
          <table:table-cell table:number-columns-repeated="20"/>
        </table:table-row>
        <table:table-row table:style-name="ro4">
          <table:table-cell table:number-columns-repeated="5"/>
          <table:table-cell office:value-type="string">
            <text:p>https://en.wikipedia.org/wiki/MIDI_Tuning_Standard</text:p>
          </table:table-cell>
          <table:table-cell table:number-columns-repeated="20"/>
        </table:table-row>
        <table:table-row table:style-name="ro2" table:number-rows-repeated="1048538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Note Names" table:style-name="ta1">
        <table:table-column table:style-name="co1" table:number-columns-repeated="2" table:default-cell-style-name="Default"/>
        <table:table-row table:style-name="ro2">
          <table:table-cell office:value-type="string">
            <text:p>Note Index</text:p>
          </table:table-cell>
          <table:table-cell office:value-type="string">
            <text:p>Note Nam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</text:p>
          </table:table-cell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C#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D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D#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E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F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F#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office:value-type="string">
            <text:p>G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office:value-type="string">
            <text:p>G#</text:p>
          </table:table-cell>
        </table:table-row>
        <table:table-row table:style-name="ro2">
          <table:table-cell table:formula="of:=[.A10]+1" office:value-type="float" office:value="9">
            <text:p>9</text:p>
          </table:table-cell>
          <table:table-cell office:value-type="string">
            <text:p>A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office:value-type="string">
            <text:p>A#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office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5-04-11T19:20:45</meta:creation-date>
    <dc:date>2015-04-12T21:14:22</dc:date>
    <dc:creator>Eric Bréchemier</dc:creator>
    <meta:editing-duration>PT10H36M14S</meta:editing-duration>
    <meta:editing-cycles>69</meta:editing-cycles>
    <meta:generator>LibreOffice/3.5$Linux_x86 LibreOffice_project/350m1$Build-2</meta:generator>
    <meta:document-statistic meta:table-count="3" meta:cell-count="643" meta:object-count="0"/>
  </office:meta>
</office:document-meta>
</file>